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5" office:value-type="string" calcext:value-type="string">
            <text:p>Target Type</text:p>
          </table:table-cell>
          <table:table-cell table:style-name="ce5" office:value-type="string" calcext:value-type="string">
            <text:p>RUN ID</text:p>
          </table:table-cell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incoming ions</text:p>
          </table:table-cell>
          <table:table-cell table:style-name="ce9" office:value-type="string" calcext:value-type="string">
            <text:p>ΔZ/incoming ions</text:p>
          </table:table-cell>
          <table:table-cell table:style-name="ce5" office:value-type="string" calcext:value-type="string">
            <text:p>isotope correction</text:p>
          </table:table-cell>
          <table:table-cell table:style-name="ce5" office:value-type="string" calcext:value-type="string">
            <text:p>geom. Correction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83_0001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float" office:value="657424" calcext:value-type="float">
            <text:p>657424</text:p>
          </table:table-cell>
          <table:table-cell table:style-name="ce6" office:value-type="float" office:value="0.15596" calcext:value-type="float">
            <text:p>0.15596</text:p>
          </table:table-cell>
          <table:table-cell table:style-name="ce6" office:value-type="float" office:value="0.987003" calcext:value-type="float">
            <text:p>0.987003</text:p>
          </table:table-cell>
          <table:table-cell table:style-name="ce6" office:value-type="float" office:value="1.00342" calcext:value-type="float">
            <text:p>1.00342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03_0001</text:p>
          </table:table-cell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37311" calcext:value-type="float">
            <text:p>437311</text:p>
          </table:table-cell>
          <table:table-cell table:style-name="ce6" office:value-type="float" office:value="0.156934" calcext:value-type="float">
            <text:p>0.156934</text:p>
          </table:table-cell>
          <table:table-cell table:style-name="ce6" office:value-type="float" office:value="0.984956" calcext:value-type="float">
            <text:p>0.984956</text:p>
          </table:table-cell>
          <table:table-cell table:style-name="ce6" office:value-type="float" office:value="1.00191" calcext:value-type="float">
            <text:p>1.00191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30_0001</text:p>
          </table:table-cell>
          <table:table-cell table:style-name="ce6" office:value-type="float" office:value="650" calcext:value-type="float">
            <text:p>650</text:p>
          </table:table-cell>
          <table:table-cell table:style-name="ce7" office:value-type="float" office:value="531690" calcext:value-type="float">
            <text:p>531690</text:p>
          </table:table-cell>
          <table:table-cell table:style-name="ce6" office:value-type="float" office:value="0.159631" calcext:value-type="float">
            <text:p>0.159631</text:p>
          </table:table-cell>
          <table:table-cell table:style-name="ce6" office:value-type="float" office:value="0.984957" calcext:value-type="float">
            <text:p>0.984957</text:p>
          </table:table-cell>
          <table:table-cell table:style-name="ce6" office:value-type="float" office:value="1.00065" calcext:value-type="float">
            <text:p>1.00065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70_0001</text:p>
          </table:table-cell>
          <table:table-cell table:style-name="ce6" office:value-type="float" office:value="800" calcext:value-type="float">
            <text:p>800</text:p>
          </table:table-cell>
          <table:table-cell table:style-name="ce7" office:value-type="float" office:value="480539" calcext:value-type="float">
            <text:p>480539</text:p>
          </table:table-cell>
          <table:table-cell table:style-name="ce6" office:value-type="float" office:value="0.16067" calcext:value-type="float">
            <text:p>0.16067</text:p>
          </table:table-cell>
          <table:table-cell table:style-name="ce6" office:value-type="float" office:value="0.987686" calcext:value-type="float">
            <text:p>0.987686</text:p>
          </table:table-cell>
          <table:table-cell table:style-name="ce6" office:value-type="float" office:value="1.00069" calcext:value-type="float">
            <text:p>1.00069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87_0001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float" office:value="575624" calcext:value-type="float">
            <text:p>575624</text:p>
          </table:table-cell>
          <table:table-cell table:style-name="ce6" office:value-type="float" office:value="0.0197698" calcext:value-type="float">
            <text:p>0.0197698</text:p>
          </table:table-cell>
          <table:table-cell table:style-name="ce6" office:value-type="float" office:value="0.99786" calcext:value-type="float">
            <text:p>0.99786</text:p>
          </table:table-cell>
          <table:table-cell table:style-name="ce6" office:value-type="float" office:value="1.00065" calcext:value-type="float">
            <text:p>1.00065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096_0001</text:p>
          </table:table-cell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54455" calcext:value-type="float">
            <text:p>454455</text:p>
          </table:table-cell>
          <table:table-cell table:style-name="ce6" office:value-type="float" office:value="0.0201736" calcext:value-type="float">
            <text:p>0.0201736</text:p>
          </table:table-cell>
          <table:table-cell table:style-name="ce6" office:value-type="float" office:value="0.996711" calcext:value-type="float">
            <text:p>0.996711</text:p>
          </table:table-cell>
          <table:table-cell table:style-name="ce6" office:value-type="float" office:value="1.00022" calcext:value-type="float">
            <text:p>1.00022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24_0001</text:p>
          </table:table-cell>
          <table:table-cell table:style-name="ce6" office:value-type="float" office:value="650" calcext:value-type="float">
            <text:p>650</text:p>
          </table:table-cell>
          <table:table-cell table:style-name="ce7" office:value-type="float" office:value="523267" calcext:value-type="float">
            <text:p>523267</text:p>
          </table:table-cell>
          <table:table-cell table:style-name="ce6" office:value-type="float" office:value="0.0202554" calcext:value-type="float">
            <text:p>0.0202554</text:p>
          </table:table-cell>
          <table:table-cell table:style-name="ce6" office:value-type="float" office:value="0.996933" calcext:value-type="float">
            <text:p>0.996933</text:p>
          </table:table-cell>
          <table:table-cell table:style-name="ce6" office:value-type="float" office:value="1.0001" calcext:value-type="float">
            <text:p>1.0001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73_0001</text:p>
          </table:table-cell>
          <table:table-cell table:style-name="ce6" office:value-type="float" office:value="800" calcext:value-type="float">
            <text:p>800</text:p>
          </table:table-cell>
          <table:table-cell table:style-name="ce7" office:value-type="float" office:value="396093" calcext:value-type="float">
            <text:p>396093</text:p>
          </table:table-cell>
          <table:table-cell table:style-name="ce6" office:value-type="float" office:value="0.0202023" calcext:value-type="float">
            <text:p>0.0202023</text:p>
          </table:table-cell>
          <table:table-cell table:style-name="ce6" office:value-type="float" office:value="0.997637" calcext:value-type="float">
            <text:p>0.997637</text:p>
          </table:table-cell>
          <table:table-cell table:style-name="ce6" office:value-type="float" office:value="1.00012" calcext:value-type="float">
            <text:p>1.00012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9:41:58.419075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4T13:28:41.772239232</meta:creation-date>
    <dc:date>2024-08-16T18:32:05.274960610</dc:date>
    <meta:editing-duration>PT8H44M30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